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0-29_21-16-28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string">
            <text:p>2022-10-29_21-25-01_000.jpg</text:p>
          </table:table-cell>
          <table:table-cell table:style-name="ce27" office:value-type="string">
            <text:p>:m 食べた物 / 盛り付け方、様子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2-10-30_01-46-05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0-30_09-00-51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0-30_09-15-14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記録 / お酒：飲んだ量">
            <text:p>:m 記録 / お酒：飲んだ量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0-30_09-35-23_000.jpg</text:p>
          </table:table-cell>
          <table:table-cell table:style-name="ce27" office:value-type="string">
            <text:p>:m 災害備蓄 / 梱包完了＋リスト / 2022-1030-① / items=レトルト：中華丼-3；カレー-4；親子丼-3,other=期限：202301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災害備蓄 / 梱包完了＋リスト / 2022-1030-① / items=レトルト：中華丼-3；カレー-4；親子丼-3,other=期限：202301">
            <text:p>:m 災害備蓄 / 梱包完了＋リスト / 2022-1030-① / items=レトルト：中華丼-3；カレー-4；親子丼-3,other=期限：202301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8" office:value-type="string">
            <text:p>2022-10-30_13-19-37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0-30_18-01-21_000.jpg</text:p>
          </table:table-cell>
          <table:table-cell table:style-name="ce20" office:value-type="string">
            <text:p>:m RES 1*1 / free# JVEMV6 83#_16:1 / 83. chemistry / topics=無機化学,w=~,s=~,i=~,other=~,doc=r-1-1~1.2:f-19#R.1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RES 1*1 / free# JVEMV6 83#_16:1 / 83. chemistry / topics=無機化学,w=~,s=~,i=~,other=~,doc=r-1-1~1.2:f-19#R.1">
            <text:p>:m RES 1*1 / free# JVEMV6 83#_16:1 / 83. chemistry / topics=無機化学,w=~,s=~,i=~,other=~,doc=r-1-1~1.2:f-19#R.1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0-30_18-29-27_000.mp4</text:p>
          </table:table-cell>
          <table:table-cell table:style-name="ce27" office:value-type="string">
            <text:p>:VIDEO / @自室 / 記録 / jap.flute / 演奏、play / R=1 / genre=melody,for=音（おん）から音への遷移：スラーを効かせる,file-piece-id=~,memo=+,session=hour-18,other=~ / follow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VIDEO / @自室 / 記録 / jap.flute / 演奏、play / R=1 / genre=melody,for=音（おん）から音への遷移：スラーを効かせる,file-piece-id=~,memo=+,session=hour-18,other=~ / follow~">
            <text:p>:VIDEO / @自室 / 記録 / jap.flute / 演奏、play / R=1 / genre=melody,for=音（おん）から音への遷移：スラーを効かせる,file-piece-id=~,memo=+,session=hour-18,other=~ / follow~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9" office:value-type="string">
            <text:p>2022-10-30_18-30-29_000.mp4</text:p>
          </table:table-cell>
          <table:table-cell table:style-name="ce27" office:value-type="string">
            <text:p>:VIDEO / @自室 / 記録 / jap.flute / 演奏、play / R=2 / genre=melody,for=スラーで、音の上がり、下がり：幽霊が出てくるような、メロディー,file-piece-id=~,memo=+,session=hour-18,other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VIDEO / @自室 / 記録 / jap.flute / 演奏、play / R=2 / genre=melody,for=スラーで、音の上がり、下がり：幽霊が出てくるような、メロディー,file-piece-id=~,memo=+,session=hour-18,other=~ / follow~">
            <text:p>:VIDEO / @自室 / 記録 / jap.flute / 演奏、play / R=2 / genre=melody,for=スラーで、音の上がり、下がり：幽霊が出てくるような、メロディー,file-piece-id=~,memo=+,session=hour-18,other=~ / follow~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1">2022/10/31</text:date>, <text:time>09:29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31T09:29:48.44</dc:date>
    <dc:creator>iwabuchi ken</dc:creator>
    <meta:editing-duration>P50DT5H46M1S</meta:editing-duration>
    <meta:editing-cycles>16372</meta:editing-cycles>
    <meta:document-statistic meta:table-count="2" meta:cell-count="912" meta:object-count="0"/>
    <meta:user-defined meta:name="qrichtext">1</meta:user-defined>
  </office:meta>
</office:document-meta>
</file>